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draw:fill="solid" draw:fill-color="#ffffff" draw:textarea-horizontal-align="center" draw:textarea-vertical-align="middle" fo:padding-top="0.015cm" fo:padding-bottom="0.015cm" fo:padding-left="0.015cm" fo:padding-right="0.015cm"/>
    </style:style>
    <style:style style:name="gr2" style:family="graphic" style:parent-style-name="standard">
      <style:graphic-properties svg:stroke-width="0.03cm" draw:textarea-horizontal-align="center" draw:textarea-vertical-align="middle" fo:padding-top="0.015cm" fo:padding-bottom="0.015cm" fo:padding-left="0.015cm" fo:padding-right="0.015cm"/>
    </style:style>
    <style:style style:name="gr3" style:family="graphic" style:parent-style-name="standard">
      <style:graphic-properties svg:stroke-width="0.03cm" svg:stroke-color="#ffffff" draw:textarea-horizontal-align="center" draw:textarea-vertical-align="middle" fo:padding-top="0.015cm" fo:padding-bottom="0.015cm" fo:padding-left="0.015cm" fo:padding-right="0.015cm"/>
    </style:style>
    <style:style style:name="gr4" style:family="graphic" style:parent-style-name="standard">
      <style:graphic-properties svg:stroke-width="0cm" draw:marker-start-width="0.279cm" draw:marker-end-width="0.279cm" draw:textarea-horizontal-align="center" draw:textarea-vertical-align="middle" fo:padding-top="0.087cm" fo:padding-bottom="0.087cm" fo:padding-left="0.212cm" fo:padding-right="0.212cm"/>
    </style:style>
    <style:style style:name="gr5" style:family="graphic" style:parent-style-name="standard">
      <style:graphic-properties svg:stroke-width="0cm" draw:marker-start-width="0.279cm" draw:marker-end="Arrow" draw:marker-end-width="0.203cm" draw:textarea-horizontal-align="center" draw:textarea-vertical-align="middle" fo:padding-top="0.087cm" fo:padding-bottom="0.087cm" fo:padding-left="0.212cm" fo:padding-right="0.212cm"/>
    </style:style>
    <style:style style:name="gr6" style:family="graphic" style:parent-style-name="standard">
      <style:graphic-properties draw:ole-draw-aspect="1"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fo:min-height="0.407cm"/>
    </style:style>
    <style:style style:name="P1" style:family="paragraph">
      <style:paragraph-properties fo:text-align="center"/>
      <style:text-properties fo:font-size="10pt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.509cm" svg:height="0.479cm" svg:x="1.112cm" svg:y="0.772cm">
          <text:p/>
        </draw:rect>
        <draw:g>
          <draw:circle draw:style-name="gr2" draw:text-style-name="P2" draw:layer="layout" svg:width="0.301cm" svg:height="0.302cm" draw:transform="rotate (-1.57079632679579) translate (4.734cm 2.856cm)" draw:kind="arc" draw:start-angle="178.71" draw:end-angle="0.34">
            <text:p/>
          </draw:circle>
          <draw:circle draw:style-name="gr2" draw:text-style-name="P2" draw:layer="layout" svg:width="0.302cm" svg:height="0.302cm" draw:transform="rotate (-1.57079632679579) translate (4.731cm 2.557cm)" draw:kind="arc" draw:start-angle="178.71" draw:end-angle="0.34">
            <text:p/>
          </draw:circle>
          <draw:circle draw:style-name="gr2" draw:text-style-name="P2" draw:layer="layout" svg:width="0.301cm" svg:height="0.302cm" draw:transform="rotate (-1.57079632679579) translate (4.734cm 2.257cm)" draw:kind="arc" draw:start-angle="178.71" draw:end-angle="0.34">
            <text:p/>
          </draw:circle>
          <draw:circle draw:style-name="gr2" draw:text-style-name="P2" draw:layer="layout" svg:width="0.302cm" svg:height="0.302cm" draw:transform="rotate (-1.57079632679579) translate (4.731cm 3.155cm)" draw:kind="arc" draw:start-angle="178.71" draw:end-angle="0.34">
            <text:p/>
          </draw:circle>
          <draw:circle draw:style-name="gr2" draw:text-style-name="P2" draw:layer="layout" svg:width="0.302cm" svg:height="0.302cm" draw:transform="rotate (-1.57079632679579) translate (4.731cm 3.454cm)" draw:kind="arc" draw:start-angle="178.71" draw:end-angle="0.34">
            <text:p/>
          </draw:circle>
          <draw:line draw:style-name="gr3" draw:text-style-name="P2" draw:layer="layout" svg:x1="4.602cm" svg:y1="2.255cm" svg:x2="4.602cm" svg:y2="3.751cm">
            <text:p/>
          </draw:line>
        </draw:g>
        <draw:line draw:style-name="gr4" draw:text-style-name="P3" draw:layer="layout" svg:x1="2.6cm" svg:y1="1.047cm" svg:x2="4.586cm" svg:y2="1.047cm">
          <text:p/>
        </draw:line>
        <draw:line draw:style-name="gr4" draw:text-style-name="P3" draw:layer="layout" svg:x1="0.508cm" svg:y1="1.026cm" svg:x2="1.094cm" svg:y2="1.026cm">
          <text:p/>
        </draw:line>
        <draw:line draw:style-name="gr4" draw:text-style-name="P3" draw:layer="layout" svg:x1="0.538cm" svg:y1="4.084cm" svg:x2="4.572cm" svg:y2="4.084cm">
          <text:p/>
        </draw:line>
        <draw:line draw:style-name="gr4" draw:text-style-name="P3" draw:layer="layout" svg:x1="4.576cm" svg:y1="3.769cm" svg:x2="4.576cm" svg:y2="4.084cm">
          <text:p/>
        </draw:line>
        <draw:line draw:style-name="gr4" draw:text-style-name="P3" draw:layer="layout" svg:x1="4.586cm" svg:y1="2.265cm" svg:x2="4.586cm" svg:y2="2.051cm">
          <text:p/>
        </draw:line>
        <draw:line draw:style-name="gr4" draw:text-style-name="P3" draw:layer="layout" svg:x1="4.586cm" svg:y1="2.052cm" svg:x2="4.586cm" svg:y2="1.047cm">
          <text:p/>
        </draw:line>
        <draw:line draw:style-name="gr5" draw:text-style-name="P3" draw:layer="layout" svg:x1="1.818cm" svg:y1="1.636cm" svg:x2="3.26cm" svg:y2="1.636cm">
          <text:p/>
        </draw:line>
        <draw:frame draw:style-name="gr6" draw:layer="layout" svg:width="0.384cm" svg:height="0.515cm" svg:x="3.312cm" svg:y="1.31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layer="layout" svg:width="0.459cm" svg:height="0.516cm" svg:x="0.62cm" svg:y="2.426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7" draw:layer="layout" svg:width="0.875cm" svg:height="0.962cm" svg:x="0.477cm" svg:y="1.392cm">
          <draw:text-box>
            <text:p>+</text:p>
          </draw:text-box>
        </draw:frame>
        <draw:frame draw:style-name="gr8" draw:layer="layout" svg:width="0.304cm" svg:height="0.962cm" svg:x="0.762cm" svg:y="2.967cm">
          <draw:text-box>
            <text:p>-</text:p>
          </draw:text-box>
        </draw:frame>
        <draw:frame draw:style-name="gr6" draw:layer="layout" svg:width="0.49cm" svg:height="0.466cm" svg:x="1.562cm" svg:y="0.27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layer="layout" svg:width="0.784cm" svg:height="0.466cm" svg:x="3.403cm" svg:y="2.602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layer="layout" svg:width="2.092cm" svg:height="0.466cm" svg:x="6.065cm" svg:y="0.274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6" draw:layer="layout" svg:width="2.647cm" svg:height="0.593cm" svg:x="4.805cm" svg:y="0.944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6" draw:layer="layout" svg:width="2.23cm" svg:height="0.996cm" svg:x="7.823cm" svg:y="0.83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6" draw:layer="layout" svg:width="3.834cm" svg:height="0.529cm" svg:x="5.401cm" svg:y="2.082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6" draw:layer="layout" svg:width="4.509cm" svg:height="1.659cm" svg:x="5.455cm" svg:y="2.722cm">
          <draw:object xlink:href="./Object 9" xlink:type="simple" xlink:show="embed" xlink:actuate="onLoad"/>
          <draw:image xlink:href="./ObjectReplacements/Object 9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.076cm" svg:stroke-color="#000000" draw:marker-start-width="0.406cm" draw:marker-start-center="false" draw:marker-end-width="0.406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0.16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/content.xml><?xml version="1.0" encoding="utf-8"?>
<!DOCTYPE math  PUBLIC '-//OpenOffice.org//DTD Modified W3C MathML 1.01//EN'  'math.dtd'>
<math:math xmlns:math="http://www.w3.org/1998/Math/MathML">
  <math:semantics>
    <math:mover math:accent="true">
      <math:mi>I</math:mi>
      <math:mo math:stretchy="false">ˆ</math:mo>
    </math:mover>
    <math:annotation math:encoding="StarMath 5.0">hat I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i>R</math:mi>
    <math:annotation math:encoding="StarMath 5.0">R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j</math:mi>
      <math:mi>X</math:mi>
    </math:mrow>
    <math:annotation math:encoding="StarMath 5.0">j X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i>Z</math:mi>
        <math:mo math:stretchy="false">=</math:mo>
        <math:mrow>
          <math:mi>R</math:mi>
          <math:mo math:stretchy="false">+</math:mo>
          <math:mi>j</math:mi>
        </math:mrow>
      </math:mrow>
      <math:mi>X</math:mi>
    </math:mrow>
    <math:annotation math:encoding="StarMath 5.0">Z=R+j X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fenced math:open="∣" math:close="∣">
        <math:mi>Z</math:mi>
      </math:mfenced>
      <math:mo math:stretchy="false">=</math:mo>
      <math:msqrt>
        <math:mrow>
          <math:msup>
            <math:mi>R</math:mi>
            <math:mn>2</math:mn>
          </math:msup>
          <math:mo math:stretchy="false">+</math:mo>
          <math:msup>
            <math:mi>X</math:mi>
            <math:mn>2</math:mn>
          </math:msup>
        </math:mrow>
      </math:msqrt>
    </math:mrow>
    <math:annotation math:encoding="StarMath 5.0">left lline Z right rline = sqrt {R^2+X^2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over math:accent="true">
      <math:mi>V</math:mi>
      <math:mo math:stretchy="false">ˆ</math:mo>
    </math:mover>
    <math:annotation math:encoding="StarMath 5.0">hat V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φ</math:mo>
        <math:mo math:stretchy="false">=</math:mo>
        <math:msup>
          <math:mo math:stretchy="false">t</math:mo>
          <math:mrow>
            <math:mo math:stretchy="false">−</math:mo>
            <math:mn>1</math:mn>
          </math:mrow>
        </math:msup>
      </math:mrow>
      <math:mfrac>
        <math:mi>R</math:mi>
        <math:mi>X</math:mi>
      </math:mfrac>
    </math:mrow>
    <math:annotation math:encoding="StarMath 5.0">%phi = %tan^{-1}{R over X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i>v</math:mi>
      <math:mrow>
        <math:mrow>
          <math:mo math:stretchy="false">(</math:mo>
          <math:mi>t</math:mi>
          <math:mo math:stretchy="false">)</math:mo>
        </math:mrow>
        <math:mo math:stretchy="false">=</math:mo>
        <math:msub>
          <math:mi>V</math:mi>
          <math:mn>0</math:mn>
        </math:msub>
      </math:mrow>
      <math:mo math:stretchy="false">c</math:mo>
      <math:mrow>
        <math:mo math:stretchy="false">(</math:mo>
        <math:mrow>
          <math:mo math:stretchy="false">ω</math:mo>
          <math:mrow>
            <math:mi>t</math:mi>
            <math:mo math:stretchy="false">+</math:mo>
            <math:mo math:stretchy="false">α</math:mo>
          </math:mrow>
        </math:mrow>
        <math:mo math:stretchy="false">)</math:mo>
      </math:mrow>
    </math:mrow>
    <math:annotation math:encoding="StarMath 5.0">v(t)=V_0 %cos (%omega t + %alpha)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i>i</math:mi>
            <math:mrow>
              <math:mrow>
                <math:mo math:stretchy="false">(</math:mo>
                <math:mi>t</math:mi>
                <math:mo math:stretchy="false">)</math:mo>
              </math:mrow>
              <math:mo math:stretchy="false">=</math:mo>
              <math:mfrac>
                <math:msub>
                  <math:mi>V</math:mi>
                  <math:mn>0</math:mn>
                </math:msub>
                <math:mfenced math:open="∣" math:close="∣">
                  <math:mi>Z</math:mi>
                </math:mfenced>
              </math:mfrac>
            </math:mrow>
            <math:mo math:stretchy="false">c</math:mo>
            <math:mrow>
              <math:mo math:stretchy="false">(</math:mo>
              <math:mrow>
                <math:mo math:stretchy="false">ω</math:mo>
                <math:mrow>
                  <math:mrow>
                    <math:mi>t</math:mi>
                    <math:mo math:stretchy="false">+</math:mo>
                    <math:mo math:stretchy="false">α</math:mo>
                  </math:mrow>
                  <math:mo math:stretchy="false">−</math:mo>
                  <math:mo math:stretchy="false">φ</math:mo>
                </math:mrow>
              </math:mrow>
              <math:mo math:stretchy="false">)</math:mo>
            </math:mrow>
          </math:mrow>
        </math:mrow>
      </math:mtr>
      <math:mtr>
        <math:mrow>
          <math:mrow>
            <math:mrow>
              <math:mphantom>
                <math:mstyle>
                  <math:mrow>
                    <math:mrow>
                      <math:mi>i</math:mi>
                      <math:mrow>
                        <math:mo math:stretchy="false">(</math:mo>
                        <math:mi>t</math:mi>
                        <math:mo math:stretchy="false">)</math:mo>
                      </math:mrow>
                    </math:mrow>
                  </math:mrow>
                </math:mstyle>
              </math:mphantom>
              <math:mo math:stretchy="false">=</math:mo>
              <math:msub>
                <math:mi>I</math:mi>
                <math:mn>0</math:mn>
              </math:msub>
            </math:mrow>
            <math:mo math:stretchy="false">c</math:mo>
            <math:mrow>
              <math:mo math:stretchy="false">(</math:mo>
              <math:mrow>
                <math:mo math:stretchy="false">ω</math:mo>
                <math:mrow>
                  <math:mrow>
                    <math:mi>t</math:mi>
                    <math:mo math:stretchy="false">+</math:mo>
                    <math:mo math:stretchy="false">α</math:mo>
                  </math:mrow>
                  <math:mo math:stretchy="false">−</math:mo>
                  <math:mo math:stretchy="false">φ</math:mo>
                </math:mrow>
              </math:mrow>
              <math:mo math:stretchy="false">)</math:mo>
            </math:mrow>
          </math:mrow>
        </math:mrow>
      </math:mtr>
    </math:mtable>
    <math:annotation math:encoding="StarMath 5.0">stack {alignl i(t)= V_0 over {left lline Z right rline} %cos(%omega t +%alpha -%phi) # alignl phantom{i(t)}=I_0 %cos(%omega t +%alpha-%phi)} </math:annotation>
  </math:semantics>
</math:math>
</file>